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3">
      <style:paragraph-properties fo:text-align="start" style:justify-single-word="false"/>
    </style:style>
    <style:style style:name="P4" style:family="paragraph" style:parent-style-name="Standard" style:list-style-name="L4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ahier des charges « Le bateau Pirate »</text:p>
      <text:p text:style-name="P2"/>
      <text:p text:style-name="P5">1- <text:span text:style-name="T1">Description du projet</text:span></text:p>
      <text:p text:style-name="P2"/>
      <text:p text:style-name="P2">Création d'une interface d'administration qui permet de gérer les stocks et permet l'affichage d'un catalogue visible ou non par la clientèle qui pourront faire la réservations de c'est articles.</text:p>
      <text:p text:style-name="P2">L'interface d'administration sera privée et accessible par un seul utilisateur.</text:p>
      <text:p text:style-name="P2"/>
      <text:p text:style-name="P5">2- <text:span text:style-name="T1">Cible visée par le site</text:span></text:p>
      <text:p text:style-name="P2"/>
      <text:p text:style-name="P2">Tout amateur de musique.</text:p>
      <text:p text:style-name="P2"/>
      <text:p text:style-name="P5">3- <text:span text:style-name="T1">Périmètre du projet</text:span></text:p>
      <text:p text:style-name="P2"/>
      <text:p text:style-name="P2">-Site web</text:p>
      <text:p text:style-name="P2">-Région parisienne </text:p>
      <text:p text:style-name="P2">-En français</text:p>
      <text:p text:style-name="P2"/>
      <text:p text:style-name="P5">4- <text:span text:style-name="T1">Fonctionnalités du site</text:span></text:p>
      <text:p text:style-name="P2"/>
      <text:p text:style-name="P2">Le catalogue en ligne aura les fonctionnalités suivantes :</text:p>
      <text:list xml:id="list1416874322683904297" text:style-name="L3">
        <text:list-item>
          <text:p text:style-name="P3">Affichage des derniers CD ajoutés en base dans la page d'accueil</text:p>
        </text:list-item>
        <text:list-item>
          <text:p text:style-name="P3">Visualisation d'un CD en cliquant sur sa pochette ou sur son titre</text:p>
        </text:list-item>
        <text:list-item>
          <text:p text:style-name="P3">Recherche par auteur</text:p>
        </text:list-item>
        <text:list-item>
          <text:p text:style-name="P3">Demande de réservation par un formulaire présent sur chaque page de CD</text:p>
        </text:list-item>
      </text:list>
      <text:p text:style-name="P2"/>
      <text:p text:style-name="P2">L'interface d'administration aura les fonctionnalités suivantes :</text:p>
      <text:list xml:id="list9178304395611854957" text:style-name="L4">
        <text:list-item>
          <text:p text:style-name="P4">Ajout de disques, modification et suppression</text:p>
        </text:list-item>
        <text:list-item>
          <text:p text:style-name="P4">Recherche d'un disque par titre d'album ou référence </text:p>
        </text:list-item>
        <text:list-item>
          <text:p text:style-name="P4">Liste des demandes de réservation</text:p>
        </text:list-item>
        <text:list-item>
          <text:p text:style-name="P4">Possibilité d'indiquer qu'un album est indisponible. Dans ce cas, il n'apparaît plus dans le catalogue public</text:p>
        </text:list-item>
      </text:list>
      <text:p text:style-name="P2"><text:s/></text:p>
      <text:p text:style-name="P2"/>
      <text:p text:style-name="P5">5- <text:span text:style-name="T1">Graphisme et ergonomie</text:span></text:p>
      <text:p text:style-name="P2"/>
      <text:p text:style-name="P1">Logo</text:p>
      <text:p text:style-name="P1">()</text:p>
      <text:p text:style-name="P2"/>
      <text:p text:style-name="P5">6- <text:span text:style-name="T1">Wireframe et Maquettage</text:span></text:p>
      <text:p text:style-name="P2"/>
      <text:p text:style-name="P2">Aucune maquette produi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7- <text:span text:style-name="T1">Arborescence du site</text:span></text:p>
      <text:p text:style-name="P2"/>
      <text:p text:style-name="P2"><draw:rect text:anchor-type="paragraph" draw:z-index="2" draw:style-name="gr1" draw:text-style-name="P8" svg:width="2.795cm" svg:height="1.1cm" svg:x="10.403cm" svg:y="0.014cm"><text:p text:style-name="P7"><text:span text:style-name="T2">Accueil</text:span></text:p></draw:rect><draw:rect text:anchor-type="paragraph" draw:z-index="8" draw:style-name="gr1" draw:text-style-name="P7" svg:width="2.793cm" svg:height="1.098cm" svg:x="6.874cm" svg:y="0.032cm"><text:p text:style-name="P7">Interface</text:p><text:p text:style-name="P7">Administrateur</text:p></draw:rect></text:p>
      <text:p text:style-name="P2"><draw:line text:anchor-type="paragraph" draw:z-index="12" draw:style-name="gr2" draw:text-style-name="P7" svg:x1="10.403cm" svg:y1="0.131cm" svg:x2="9.666cm" svg:y2="0.131cm"><text:p/></draw:line></text:p>
      <text:p text:style-name="P2"><draw:line text:anchor-type="paragraph" draw:z-index="4" draw:style-name="gr2" draw:text-style-name="P7" svg:x1="11.785cm" svg:y1="0.139cm" svg:x2="11.785cm" svg:y2="0.952cm"><text:p/></draw:line><draw:line text:anchor-type="paragraph" draw:z-index="13" draw:style-name="gr2" draw:text-style-name="P7" svg:x1="8.287cm" svg:y1="0.155cm" svg:x2="8.287cm" svg:y2="0.968cm"><text:p/></draw:line></text:p>
      <text:p text:style-name="P2"><draw:line text:anchor-type="paragraph" draw:z-index="5" draw:style-name="gr2" draw:text-style-name="P7" svg:x1="11.756cm" svg:y1="0.092cm" svg:x2="15.196cm" svg:y2="0.092cm"><text:p/></draw:line><draw:line text:anchor-type="paragraph" draw:z-index="6" draw:style-name="gr2" draw:text-style-name="P7" svg:x1="15.196cm" svg:y1="0.092cm" svg:x2="15.196cm" svg:y2="0.505cm"><text:p/></draw:line><draw:rect text:anchor-type="paragraph" draw:z-index="9" draw:style-name="gr1" draw:text-style-name="P7" svg:width="2.793cm" svg:height="1.738cm" svg:x="6.846cm" svg:y="0.482cm"><text:p text:style-name="P7">Ajouter</text:p><text:p text:style-name="P7">Modifier</text:p><text:p text:style-name="P7">Supprimer</text:p></draw:rect><draw:rect text:anchor-type="paragraph" draw:z-index="1" draw:style-name="gr1" draw:text-style-name="P7" svg:width="2.793cm" svg:height="1.098cm" svg:x="10.462cm" svg:y="0.466cm"><text:p text:style-name="P7">CD</text:p></draw:rect><draw:line text:anchor-type="paragraph" draw:z-index="14" draw:style-name="gr2" draw:text-style-name="P7" svg:x1="8.287cm" svg:y1="0.039cm" svg:x2="1.496cm" svg:y2="0.039cm"><text:p/></draw:line><draw:line text:anchor-type="paragraph" draw:z-index="15" draw:style-name="gr2" draw:text-style-name="P7" svg:x1="4.965cm" svg:y1="0.498cm" svg:x2="4.965cm" svg:y2="0.039cm"><text:p/></draw:line><draw:line text:anchor-type="paragraph" draw:z-index="16" draw:style-name="gr2" draw:text-style-name="P7" svg:x1="1.496cm" svg:y1="0.039cm" svg:x2="1.496cm" svg:y2="0.498cm"><text:p/></draw:line></text:p>
      <text:p text:style-name="P2"><draw:rect text:anchor-type="paragraph" draw:z-index="3" draw:style-name="gr1" draw:text-style-name="P7" svg:width="2.793cm" svg:height="1.098cm" svg:x="13.755cm" svg:y="0.018cm"><text:p text:style-name="P7">Recherche</text:p><text:p text:style-name="P7">Auteur</text:p></draw:rect><draw:rect text:anchor-type="paragraph" draw:z-index="10" draw:style-name="gr1" draw:text-style-name="P7" svg:width="2.793cm" svg:height="1.738cm" svg:x="3.552cm" svg:y="0.011cm"><text:p text:style-name="P7">Recherche par</text:p><text:p text:style-name="P7">Titre ou</text:p><text:p text:style-name="P7">Référence</text:p></draw:rect><draw:rect text:anchor-type="paragraph" draw:z-index="11" draw:style-name="gr1" draw:text-style-name="P7" svg:width="2.793cm" svg:height="1.738cm" svg:x="0.115cm" svg:y="0.011cm"><text:p text:style-name="P7">Liste</text:p><text:p text:style-name="P7">Réservation</text:p></draw:rect></text:p>
      <text:p text:style-name="P2"/>
      <text:p text:style-name="P2"><draw:line text:anchor-type="paragraph" draw:z-index="7" draw:style-name="gr2" draw:text-style-name="P7" svg:x1="11.843cm" svg:y1="0.102cm" svg:x2="11.843cm" svg:y2="0.838cm"><text:p/></draw:line></text:p>
      <text:p text:style-name="P2"><draw:rect text:anchor-type="paragraph" draw:z-index="0" draw:style-name="gr1" draw:text-style-name="P7" svg:width="2.793cm" svg:height="1.098cm" svg:x="10.462cm" svg:y="0.379cm"><text:p text:style-name="P7">Formulaire</text:p><text:p text:style-name="P7">Réservation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5">8- <text:span text:style-name="T1">Contraintes techniques </text:span></text:p>
      <text:p text:style-name="P2"/>
      <text:p text:style-name="P2">L'interface d'administration sera privée et accessible par un seul utilisateur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Allary</meta:initial-creator>
    <meta:creation-date>2020-05-07T13:44:55.33</meta:creation-date>
    <meta:generator>OpenOffice/4.1.6$Win32 OpenOffice.org_project/416m1$Build-9790</meta:generator>
    <dc:date>2020-05-07T16:21:29.20</dc:date>
    <dc:creator>Guillaume Allary</dc:creator>
    <meta:editing-duration>PT2H36M25S</meta:editing-duration>
    <meta:editing-cycles>23</meta:editing-cycles>
    <meta:document-statistic meta:table-count="0" meta:image-count="0" meta:object-count="0" meta:page-count="2" meta:paragraph-count="30" meta:word-count="202" meta:character-count="1276"/>
  </office:meta>
</office:document-meta>
</file>